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number-rows-repeated="35">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number-rows-repeated="72">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15:46:48.92511757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6:05:52.164908761</dc:date>
    <meta:editing-duration>P1DT7H4M31S</meta:editing-duration>
    <meta:editing-cycles>413</meta:editing-cycles>
    <meta:generator>LibreOffice/5.1.6.2$Linux_X86_64 LibreOffice_project/10m0$Build-2</meta:generator>
    <meta:document-statistic meta:table-count="4" meta:cell-count="8921" meta:object-count="0"/>
  </office:meta>
</office:document-meta>
</file>